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3e471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Triangle_20_unfilled" draw:marker-end-width="0.5cm" draw:fill="none" draw:textarea-vertical-align="middle"/>
    </style:style>
    <style:style style:name="gr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Triangle_20_unfilled" draw:marker-end-width="0.5cm" draw:fill="none" draw:textarea-vertical-align="middle"/>
    </style:style>
    <style:style style:name="gr5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cc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fill-color="#ffcc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fill-color="#ff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1.792cm"/>
    </style:style>
    <style:style style:name="gr13" style:family="graphic">
      <style:graphic-properties draw:fill-color="#83caff" draw:textarea-horizontal-align="justify" draw:textarea-vertical-align="middle" draw:auto-grow-height="false"/>
    </style:style>
    <style:style style:name="gr14" style:family="graphic">
      <style:graphic-properties draw:fill-color="#ffccff" draw:textarea-horizontal-align="justify" draw:textarea-vertical-align="middle" draw:auto-grow-height="false"/>
    </style:style>
    <style:style style:name="gr15" style:family="graphic" style:list-style-name="L1">
      <style:graphic-properties draw:fill-color="#ffcc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5.652cm"/>
    </style:style>
    <style:style style:name="gr17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  <style:text-properties style:font-name="Liberation Sans" fo:font-size="18pt" style:letter-kerning="true" style:font-size-asian="18pt" style:font-name-complex="Lohit Hindi" style:font-size-complex="18pt"/>
    </style:style>
    <style:style style:name="P4" style:family="paragraph">
      <style:paragraph-properties fo:text-align="center"/>
      <style:text-properties style:font-name="Liberation Sans" fo:font-size="18pt" style:letter-kerning="true" style:font-size-asian="18pt" style:font-name-complex="Lohit Hindi" style:font-size-complex="18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style:font-name="Monospace1" fo:font-size="10pt" style:font-name-asian="Monospace1" style:font-size-asian="10pt" style:font-name-complex="Monospace1" style:font-size-complex="10pt"/>
    </style:style>
    <style:style style:name="P7" style:family="paragraph">
      <style:paragraph-properties fo:text-align="start"/>
    </style:style>
    <style:style style:name="T1" style:family="text"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T2" style:family="text">
      <style:text-properties fo:color="#7f0055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3" style:family="text">
      <style:text-properties fo:color="#000000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4" style:family="text">
      <style:text-properties fo:color="#3f5fbf" style:font-name="Monospace1" fo:font-size="10pt" style:font-name-asian="Monospace1" style:font-size-asian="10pt" style:font-name-complex="Monospace1" style:font-size-complex="10pt"/>
    </style:style>
    <style:style style:name="T5" style:family="text">
      <style:text-properties fo:color="#005032" style:font-name="Monospace1" fo:font-size="10pt" style:font-name-asian="Monospace1" style:font-size-asian="10pt" style:font-name-complex="Monospace1" style:font-size-complex="10pt"/>
    </style:style>
    <style:style style:name="T6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T7" style:family="text">
      <style:text-properties fo:color="#7f9fbf" style:font-name="Monospace1" fo:font-size="10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3.8cm" svg:height="1.8cm" svg:x="17.9cm" svg:y="3.4cm">
          <text:p text:style-name="P1">IDv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cm" svg:height="1.8cm" svg:x="17.9cm" svg:y="0.6cm">
          <text:p text:style-name="P1">IDvAcce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9.8cm" svg:y1="6.6cm" svg:x2="19.8cm" svg:y2="5.2cm" draw:start-shape="id1" draw:end-shape="id2" draw:end-glue-point="2" svg:d="M19800 6600v-501-398-501" svg:viewBox="0 0 1 1401">
          <text:p/>
        </draw:connector>
        <draw:custom-shape draw:style-name="gr3" draw:text-style-name="P1" draw:layer="layout" svg:width="4.8cm" svg:height="1.8cm" svg:x="1cm" svg:y="1.6cm">
          <text:p text:style-name="P1">DataVariantTyp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cm" svg:height="2cm" svg:x="11.8cm" svg:y="13.1cm">
          <text:p text:style-name="P1">DvTypeFacto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9.8cm" svg:y1="3.4cm" svg:x2="19.8cm" svg:y2="2.4cm" draw:start-shape="id2" draw:start-glue-point="0" draw:end-shape="id3" draw:end-glue-point="2" svg:d="M19800 3400v-501 2-501" svg:viewBox="0 0 1 1001">
          <text:p/>
        </draw:connector>
        <draw:custom-shape draw:style-name="gr1" draw:text-style-name="P1" xml:id="id5" draw:id="id5" draw:layer="layout" svg:width="3.8cm" svg:height="1.8cm" svg:x="12.2cm" svg:y="7.3cm">
          <text:p text:style-name="P1">IDvX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8cm" svg:height="1.8cm" svg:x="17.4cm" svg:y="6.6cm">
          <text:p text:style-name="P1">DvTypeBa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9.8cm" svg:y1="9.5cm" svg:x2="19.8cm" svg:y2="8.4cm" draw:start-shape="id4" draw:start-glue-point="0" draw:end-shape="id1" svg:d="M19800 9500v-501-98-501" svg:viewBox="0 0 1 1101">
          <text:p/>
        </draw:connector>
        <draw:connector draw:style-name="gr2" draw:text-style-name="P1" draw:layer="layout" draw:type="lines" svg:x1="17.4cm" svg:y1="10.4cm" svg:x2="14.1cm" svg:y2="9.1cm" draw:start-shape="id4" draw:end-shape="id5" draw:end-glue-point="2" svg:d="M17400 10400h-501l-2799-799v-501" svg:viewBox="0 0 3301 1301">
          <text:p/>
        </draw:connector>
        <draw:custom-shape draw:style-name="gr3" draw:text-style-name="P1" xml:id="id4" draw:id="id4" draw:layer="layout" svg:width="4.8cm" svg:height="1.8cm" svg:x="17.4cm" svg:y="9.5cm">
          <text:p text:style-name="P1">DvType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8cm" svg:height="9.4cm" svg:x="11.4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cm" svg:height="4cm" svg:x="6.4cm" svg:y="0.6cm">
          <text:p text:style-name="P1">None</text:p>
          <text:p text:style-name="P1">Int</text:p>
          <text:p text:style-name="P1">Float</text:p>
          <text:p text:style-name="P1">: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1.8cm" svg:x="17.7cm" svg:y="9.8cm">
          <text:p text:style-name="P1">DvType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8cm" svg:x="11.9cm" svg:y="7cm">
          <text:p text:style-name="P1">IDv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7" draw:id="id7" draw:layer="layout" svg:width="3.8cm" svg:height="1.8cm" svg:x="17.9cm" svg:y="3.4cm">
          <text:p text:style-name="P1">IDvTyp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cm" svg:height="1.8cm" svg:x="17.9cm" svg:y="0.6cm">
          <text:p text:style-name="P1">IDvAcce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9.8cm" svg:y1="6.6cm" svg:x2="19.8cm" svg:y2="5.2cm" draw:start-shape="id6" draw:end-shape="id7" draw:end-glue-point="2" svg:d="M19800 6600v-501-398-501" svg:viewBox="0 0 1 1401">
          <text:p/>
        </draw:connector>
        <draw:custom-shape draw:style-name="gr3" draw:text-style-name="P1" draw:layer="layout" svg:width="4.8cm" svg:height="1.8cm" svg:x="1cm" svg:y="1.6cm">
          <text:p text:style-name="P1">DataVariantType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4.6cm" svg:height="2cm" svg:x="11.8cm" svg:y="13.1cm">
          <text:p text:style-name="P1">DvTypeFacto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9.8cm" svg:y1="3.4cm" svg:x2="19.8cm" svg:y2="2.4cm" draw:start-shape="id7" draw:start-glue-point="0" draw:end-shape="id8" draw:end-glue-point="2" svg:d="M19800 3400v-501 2-501" svg:viewBox="0 0 1 1001">
          <text:p/>
        </draw:connector>
        <draw:custom-shape draw:style-name="gr1" draw:text-style-name="P1" xml:id="id10" draw:id="id10" draw:layer="layout" svg:width="3.8cm" svg:height="1.8cm" svg:x="12.2cm" svg:y="7.3cm">
          <text:p text:style-name="P1">IDvX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8cm" svg:height="1.8cm" svg:x="17.4cm" svg:y="6.6cm">
          <text:p text:style-name="P1">DvTypeBa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9.8cm" svg:y1="9.5cm" svg:x2="19.8cm" svg:y2="8.4cm" draw:start-shape="id9" draw:start-glue-point="0" draw:end-shape="id6" svg:d="M19800 9500v-501-98-501" svg:viewBox="0 0 1 1101">
          <text:p/>
        </draw:connector>
        <draw:connector draw:style-name="gr2" draw:text-style-name="P1" draw:layer="layout" draw:type="lines" svg:x1="17.4cm" svg:y1="10.4cm" svg:x2="14.1cm" svg:y2="9.1cm" draw:start-shape="id9" draw:end-shape="id10" draw:end-glue-point="2" svg:d="M17400 10400h-501l-2799-799v-501" svg:viewBox="0 0 3301 1301">
          <text:p/>
        </draw:connector>
        <draw:custom-shape draw:style-name="gr3" draw:text-style-name="P1" xml:id="id12" draw:id="id12" draw:layer="layout" svg:width="6.6cm" svg:height="2cm" svg:x="3.361cm" svg:y="6.137cm">
          <text:p text:style-name="P1">DataVariantTypeBase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4.8cm" svg:height="1.8cm" svg:x="17.4cm" svg:y="9.5cm">
          <text:p text:style-name="P1">DvTypeX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9.3cm" svg:y1="10.5cm" svg:x2="14.1cm" svg:y2="9.1cm" draw:start-shape="id11" draw:start-glue-point="1" draw:end-shape="id10" draw:end-glue-point="2" svg:d="M9300 10500h501l4299-899v-501" svg:viewBox="0 0 4801 1401">
          <text:p/>
        </draw:connector>
        <draw:connector draw:style-name="gr4" draw:text-style-name="P1" draw:layer="layout" draw:type="lines" svg:x1="6.65cm" svg:y1="9.5cm" svg:x2="6.661cm" svg:y2="8.137cm" draw:start-shape="id11" draw:start-glue-point="0" draw:end-shape="id12" draw:end-glue-point="2" svg:d="M6650 9500v-501l11-361v-501" svg:viewBox="0 0 12 1364">
          <text:p/>
        </draw:connector>
        <draw:custom-shape draw:style-name="gr3" draw:text-style-name="P1" xml:id="id11" draw:id="id11" draw:layer="layout" svg:width="5.3cm" svg:height="2cm" svg:x="4cm" svg:y="9.5cm">
          <text:p text:style-name="P1">DataVariant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4.8cm" svg:height="9.4cm" svg:x="11.4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5.3cm" svg:height="2cm" svg:x="4.3cm" svg:y="16.5cm">
          <text:p text:style-name="P1">DataVariantBas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4cm" svg:height="4cm" svg:x="6.4cm" svg:y="0.6cm">
          <text:p text:style-name="P1">None</text:p>
          <text:p text:style-name="P1">Int</text:p>
          <text:p text:style-name="P1">Float</text:p>
          <text:p text:style-name="P1">: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5.3cm" svg:height="2cm" svg:x="4.3cm" svg:y="9.8cm">
          <text:p text:style-name="P1">DataVariant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1.8cm" svg:x="17.7cm" svg:y="9.8cm">
          <text:p text:style-name="P1">DvTypeX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cm" svg:height="1.8cm" svg:x="11.9cm" svg:y="7cm">
          <text:p text:style-name="P1">IDvX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5.3cm" svg:height="2cm" svg:x="4.3cm" svg:y="13.2cm">
          <text:p text:style-name="P1">DataVariantTyp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6.95cm" svg:y1="13.2cm" svg:x2="6.95cm" svg:y2="11.8cm" draw:start-shape="id13" draw:start-glue-point="0" draw:end-shape="id14" svg:d="M6950 13200v-501-398-501" svg:viewBox="0 0 1 1401">
          <text:p/>
        </draw:connector>
        <draw:connector draw:style-name="gr4" draw:text-style-name="P1" draw:layer="layout" draw:type="lines" svg:x1="6.95cm" svg:y1="16.5cm" svg:x2="6.95cm" svg:y2="15.2cm" draw:start-shape="id15" draw:start-glue-point="0" draw:end-shape="id13" draw:end-glue-point="2" svg:d="M6950 16500v-501-298-501" svg:viewBox="0 0 1 1301">
          <text:p/>
        </draw:connector>
        <draw:connector draw:style-name="gr8" draw:text-style-name="P1" draw:layer="layout" svg:x1="9.6cm" svg:y1="17.5cm" svg:x2="14.1cm" svg:y2="15.1cm" draw:start-shape="id15" draw:start-glue-point="1" draw:end-shape="id16" draw:end-glue-point="2" svg:d="M9600 17500h4500v-2400" svg:viewBox="0 0 4501 2401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3" draw:text-style-name="P1" draw:layer="layout" svg:width="5.3cm" svg:height="2cm" svg:x="8.7cm" svg:y="6.9cm">
          <text:p text:style-name="P1">DataVariant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1.8cm" svg:x="21.2cm" svg:y="7.1cm">
          <text:p text:style-name="P1">DvTypeX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3cm" svg:height="2cm" svg:x="8.7cm" svg:y="8.9cm">
          <text:p text:style-name="P2">setX(X val)</text:p>
          <text:p text:style-name="P2">X toX()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2cm" svg:height="2cm" svg:x="21.2cm" svg:y="8.9cm">
          <text:p text:style-name="P3">X toX()</text:p>
          <text:p text:style-name="P3">setX(X val)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cm" svg:height="1.8cm" svg:x="1cm" svg:y="1.4cm">
          <text:p text:style-name="P4">IDvX</text:p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9.147cm" svg:height="2.042cm" svg:x="4.853cm" svg:y="1.558cm">
          <draw:text-box>
            <text:p text:style-name="P5"><text:span text:style-name="T1"><text:s text:c="4"/></text:span><text:span text:style-name="T2">virtual</text:span><text:span text:style-name="T1"> </text:span><text:span text:style-name="T2">bool</text:span><text:span text:style-name="T1"> </text:span><text:span text:style-name="T3">setX</text:span><text:span text:style-name="T1">( </text:span><text:span text:style-name="T2">X</text:span><text:span text:style-name="T1"> value ) =0 ;</text:span></text:p>
            <text:p text:style-name="P5"><text:span text:style-name="T4"/></text:p>
            <text:p text:style-name="P5"><text:span text:style-name="T1"><text:s text:c="4"/></text:span><text:span text:style-name="T2">virtual</text:span><text:span text:style-name="T1"> </text:span><text:span text:style-name="T2">X</text:span><text:span text:style-name="T1"> </text:span><text:span text:style-name="T3">toX</text:span><text:span text:style-name="T1">() </text:span><text:span text:style-name="T2">const</text:span><text:span text:style-name="T1"> =0 ;</text:span></text:p>
          </draw:text-box>
        </draw:frame>
        <draw:line draw:style-name="gr8" draw:text-style-name="P1" draw:layer="layout" svg:x1="14cm" svg:y1="9.6cm" svg:x2="21.2cm" svg:y2="9.6cm">
          <text:p/>
        </draw:line>
        <draw:line draw:style-name="gr8" draw:text-style-name="P1" draw:layer="layout" svg:x1="21.2cm" svg:y1="10.4cm" svg:x2="14cm" svg:y2="10.4cm">
          <text:p/>
        </draw:line>
        <draw:custom-shape draw:style-name="gr3" draw:text-style-name="P1" draw:layer="layout" svg:width="2.9cm" svg:height="2cm" svg:x="1.4cm" svg:y="9cm">
          <text:p text:style-name="P1">X valu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2cm" svg:height="2cm" svg:x="21.2cm" svg:y="10.9cm">
          <text:p text:style-name="P1">X valu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cm" svg:y1="9.6cm" svg:x2="8.7cm" svg:y2="9.6cm">
          <text:p/>
        </draw:line>
        <draw:line draw:style-name="gr8" draw:text-style-name="P1" draw:layer="layout" svg:x1="8.7cm" svg:y1="10.4cm" svg:x2="4.3cm" svg:y2="10.4cm">
          <text:p/>
        </draw:lin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3" draw:text-style-name="P1" draw:layer="Layout" svg:width="5.3cm" svg:height="2cm" svg:x="8.7cm" svg:y="6.9cm">
          <text:p text:style-name="P1">DataVariantX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2cm" svg:height="1.8cm" svg:x="21.2cm" svg:y="10.4cm">
          <text:p text:style-name="P1">DvTypeY</text:p>
          <draw:enhanced-geometry svg:viewBox="0 0 21600 21600" draw:type="rectangle" draw:enhanced-path="M 0 0 L 21600 0 21600 21600 0 21600 0 0 Z N"/>
        </draw:custom-shape>
        <draw:custom-shape draw:style-name="gr14" draw:text-style-name="P2" xml:id="id17" draw:id="id17" draw:layer="Layout" svg:width="5.3cm" svg:height="2cm" svg:x="8.7cm" svg:y="8.9cm">
          <text:p text:style-name="P2">setX(X val)</text:p>
          <text:p text:style-name="P2">X toX()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2cm" svg:height="2cm" svg:x="21.2cm" svg:y="12.2cm">
          <text:p text:style-name="P3">Y toY()</text:p>
          <text:p text:style-name="P3">setY(Y val)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2cm" svg:y1="15.6cm" svg:x2="21.2cm" svg:y2="15.6cm">
          <text:p/>
        </draw:line>
        <draw:line draw:style-name="gr8" draw:text-style-name="P1" draw:layer="layout" svg:x1="21.2cm" svg:y1="14.8cm" svg:x2="15.2cm" svg:y2="14.8cm">
          <text:p/>
        </draw:line>
        <draw:custom-shape draw:style-name="gr13" draw:text-style-name="P1" draw:layer="Layout" svg:width="2.9cm" svg:height="2cm" svg:x="1.4cm" svg:y="9cm">
          <text:p text:style-name="P1">X valu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2cm" svg:height="2cm" svg:x="21.2cm" svg:y="16cm">
          <text:p text:style-name="P1">Y value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cm" svg:y1="9.6cm" svg:x2="8.7cm" svg:y2="9.6cm">
          <text:p/>
        </draw:line>
        <draw:line draw:style-name="gr8" draw:text-style-name="P1" draw:layer="layout" svg:x1="8.7cm" svg:y1="10.4cm" svg:x2="4.3cm" svg:y2="10.4cm">
          <text:p/>
        </draw:line>
        <draw:custom-shape draw:style-name="gr1" draw:text-style-name="P1" draw:layer="layout" svg:width="3.8cm" svg:height="1.8cm" svg:x="0.8cm" svg:y="0.8cm">
          <text:p text:style-name="P1">IDvAccess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2.569cm" svg:height="5.902cm" svg:x="5.831cm" svg:y="0.4cm">
          <draw:text-box>
            <text:p text:style-name="P5"><text:span text:style-name="T4">/**</text:span></text:p>
            <text:p text:style-name="P5"><text:span text:style-name="T4"><text:s/></text:span><text:span text:style-name="T4">* Convert from specific type to intermediate type</text:span></text:p>
            <text:p text:style-name="P5"><text:span text:style-name="T4"><text:s/></text:span><text:span text:style-name="T4">*/</text:span></text:p>
            <text:p text:style-name="P5"><text:span text:style-name="T2">virtual</text:span><text:span text:style-name="T1"> </text:span><text:span text:style-name="T5">InterInt</text:span><text:span text:style-name="T1"> </text:span><text:span text:style-name="T3">toInterInt</text:span><text:span text:style-name="T1">() </text:span><text:span text:style-name="T2">const</text:span><text:span text:style-name="T1"> =0 ;</text:span></text:p>
            <text:p text:style-name="P5"><text:span text:style-name="T2">virtual</text:span><text:span text:style-name="T1"> </text:span><text:span text:style-name="T5">InterFloat</text:span><text:span text:style-name="T1"> </text:span><text:span text:style-name="T3">toInterFloat</text:span><text:span text:style-name="T1">() </text:span><text:span text:style-name="T2">const</text:span><text:span text:style-name="T1"> =0 ;</text:span></text:p>
            <text:p text:style-name="P5"><text:span text:style-name="T6"/></text:p>
            <text:p text:style-name="P5"><text:span text:style-name="T4">/**</text:span></text:p>
            <text:p text:style-name="P5"><text:span text:style-name="T4"><text:s/></text:span><text:span text:style-name="T4">* Convert from intermediate type to specific type</text:span></text:p>
            <text:p text:style-name="P5"><text:span text:style-name="T4"><text:s/></text:span><text:span text:style-name="T4">* </text:span><text:span text:style-name="T7">@param</text:span><text:span text:style-name="T4"> value</text:span></text:p>
            <text:p text:style-name="P5"><text:span text:style-name="T4"><text:s/></text:span><text:span text:style-name="T4">* </text:span><text:span text:style-name="T7">@return</text:span><text:span text:style-name="T4"> false on error</text:span></text:p>
            <text:p text:style-name="P5"><text:span text:style-name="T4"><text:s/></text:span><text:span text:style-name="T4">*/</text:span></text:p>
            <text:p text:style-name="P5"><text:span text:style-name="T2">virtual</text:span><text:span text:style-name="T1"> </text:span><text:span text:style-name="T2">bool</text:span><text:span text:style-name="T1"> </text:span><text:span text:style-name="T3">fromInterInt</text:span><text:span text:style-name="T1">(</text:span><text:span text:style-name="T2">const</text:span><text:span text:style-name="T1"> </text:span><text:span text:style-name="T5">InterInt</text:span><text:span text:style-name="T1">&amp; value) =0 ;</text:span></text:p>
            <text:p text:style-name="P5"><text:span text:style-name="T2">virtual</text:span><text:span text:style-name="T1"> </text:span><text:span text:style-name="T2">bool</text:span><text:span text:style-name="T1"> </text:span><text:span text:style-name="T3">fromInterFloat</text:span><text:span text:style-name="T1">(</text:span><text:span text:style-name="T2">const</text:span><text:span text:style-name="T1"> </text:span><text:span text:style-name="T5">InterFloat</text:span><text:span text:style-name="T1">&amp; value) =0 ;</text:span></text:p>
          </draw:text-box>
        </draw:frame>
        <draw:custom-shape draw:style-name="gr17" draw:text-style-name="P1" xml:id="id18" draw:id="id18" draw:layer="layout" svg:width="4.2cm" svg:height="2cm" svg:x="11cm" svg:y="14cm">
          <text:p text:style-name="P1">InterInt temp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.2cm" svg:height="1.8cm" svg:x="21.2cm" svg:y="14.2cm">
          <text:p text:style-name="P7">toInterInt()</text:p>
          <text:p text:style-name="P7">fromInterInt()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11.35cm" svg:y1="10.9cm" svg:x2="13.1cm" svg:y2="14cm" draw:start-shape="id17" draw:start-glue-point="2" draw:end-shape="id18" draw:end-glue-point="0" svg:d="M11350 10900c0 2325 1750 775 1750 3100" svg:viewBox="0 0 1751 3101">
          <text:p/>
        </draw:connector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ejaVu Sans1" svg:font-family="'DejaVu Sans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8-04T07:57:28</meta:creation-date>
    <dc:date>2016-04-01T08:35:34.600824390</dc:date>
    <meta:editing-duration>PT3H24M50S</meta:editing-duration>
    <meta:editing-cycles>8</meta:editing-cycles>
    <meta:generator>LibreOffice/4.2.8.2$Linux_X86_64 LibreOffice_project/420m0$Build-2</meta:generator>
    <meta:document-statistic meta:object-count="96"/>
  </office:meta>
</office:document-meta>
</file>